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text-properties officeooo:paragraph-rsid="000a55c4"/>
    </style:style>
    <style:style style:name="P4" style:family="paragraph" style:parent-style-name="Text_20_body" style:list-style-name="L3">
      <style:text-properties officeooo:paragraph-rsid="000a55c4"/>
    </style:style>
    <style:style style:name="P5" style:family="paragraph" style:parent-style-name="Text_20_body" style:list-style-name="L4"/>
    <style:style style:name="P6" style:family="paragraph" style:parent-style-name="Text_20_body" style:list-style-name="L4">
      <style:text-properties officeooo:paragraph-rsid="000a55c4"/>
    </style:style>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6">
      <style:text-properties officeooo:paragraph-rsid="000a55c4"/>
    </style:style>
    <style:style style:name="P10" style:family="paragraph" style:parent-style-name="Text_20_body" style:list-style-name="L7">
      <style:text-properties officeooo:paragraph-rsid="000a55c4"/>
    </style:style>
    <style:style style:name="P11" style:family="paragraph" style:parent-style-name="Text_20_body" style:list-style-name="L7">
      <style:text-properties officeooo:rsid="000a55c4" officeooo:paragraph-rsid="000a55c4"/>
    </style:style>
    <style:style style:name="P12" style:family="paragraph" style:parent-style-name="Text_20_body" style:list-style-name="L8"/>
    <style:style style:name="T1" style:family="text">
      <style:text-properties officeooo:rsid="000643e1"/>
    </style:style>
    <style:style style:name="T2" style:family="text">
      <style:text-properties officeooo:rsid="0008d457"/>
    </style:style>
    <style:style style:name="T3" style:family="text">
      <style:text-properties officeooo:rsid="000a55c4"/>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terview Point of Preparation</text:p>
      <text:p text:style-name="Standard"/>
      <text:p text:style-name="Standard">Self Introduction: </text:p>
      <text:p text:style-name="Standard"/>
      <text:p text:style-name="Standard">Hello <text:span text:style-name="T1">Sir</text:span>, I'm MahendraKumar V. I have over 9 years of IT experience, with a recent focus on AWS cloud engineering and infrastructure management."My experience with AWS cloud technology and Linux administration has helped me develop strong skills in managing complex systems, creating scalable solutions, and reducing costs in AWS projects."</text:p>
      <text:p text:style-name="Standard"/>
      <text:p text:style-name="Standard">I'm proficient in various AWS services like EC2, S3, VPC, IAM, and Lambda, and have hands-on experience building secure and reliable systems on AWS. I also have experience automating infrastructure using tools like CloudFormation and setting up CI/CD pipelines with CodePipeline and CodeBuild.</text:p>
      <text:p text:style-name="Standard"/>
      <text:p text:style-name="Standard">In my previous project at Knackforge, I developed a scalable web application using Laravel and Angular, deploying it through AWS CodePipeline, EC2, and ECS. I created separate CodeBuild projects for building both the Laravel and Angular applications, with the Laravel app hosted on an EC2 instance with an auto-scaling group for scalability, and the Angular app hosted on ECS with a load balancer for high availability. This setup automated the CI/CD process, ensuring smooth and efficient deployments.</text:p>
      <text:p text:style-name="Standard"><text:s/></text:p>
      <text:p text:style-name="Standard">In my current role, I worked on a cloud migration project for six months, focusing on migrating on-premises data and application servers to AWS using a lift-and-shift approach. I set up content ingestion pipelines with Docker and S3, configured Lambda functions to update and delete RDS content, and deployed an EC2-hosted application to display content data in the UI."</text:p>
      <text:p text:style-name="Standard"><text:s/></text:p>
      <text:p text:style-name="Standard">In the migration process, since the application connects to the database, I migrated the on-premises database to AWS RDS for its fully managed features. To ensure a smooth transition, I took a backup and set up pre-production and staging environments. In case of any issues during migration, I prepared to switch the application’s URL back to the on-premises production database immediately.</text:p>
      <text:p text:style-name="Standard"/>
      <text:list xml:id="list2614144999" text:style-name="L1">
        <text:list-header>
          <text:p text:style-name="P1"><text:span text:style-name="Strong_20_Emphasis"><text:span text:style-name="T2">P</text:span></text:span><text:span text:style-name="Strong_20_Emphasis">roject 1: Monolithic to Microservices Migration</text:span></text:p>
        </text:list-header>
      </text:list>
      <text:list xml:id="list690429770" text:style-name="L2">
        <text:list-item>
          <text:p text:style-name="P2">"In my organization, I was responsible for migrating a monolithic application hosted on an on-premises data center to AWS using a microservices architecture. This involved breaking down a tightly coupled system into loosely coupled services to improve scalability, fault tolerance, and deployment flexibility."</text:p>
        </text:list-item>
        <text:list-item>
          <text:p text:style-name="P3">"I designed the AWS infrastructure, including setting up VPCs with private and public subnets to isolate services securely. </text:p>
        </text:list-item>
        <text:list-item>
          <text:p text:style-name="P3">I containerized the application using Docker and deployed services on Amazon ECS. </text:p>
        </text:list-item>
        <text:list-item>
          <text:p text:style-name="P3">I implemented Route 53 for DNS and Application Load Balancers for traffic management."</text:p>
        </text:list-item>
      </text:list>
      <text:list xml:id="list1173419218" text:style-name="L3">
        <text:list-item>
          <text:p text:style-name="P4">"I also worked on setting up S3 for static content storage and Lambda functions to manage back-end tasks. </text:p>
        </text:list-item>
        <text:list-item>
          <text:p text:style-name="P4">Database migration involved using AWS RDS with proper scaling configurations.</text:p>
        </text:list-item>
        <text:list-item>
          <text:p text:style-name="P4"><text:span text:style-name="Emphasis">Challenge</text:span>: Refactoring a legacy application into independent microservices.</text:p>
        </text:list-item>
      </text:list>
      <text:list xml:id="list4203328892" text:style-name="L4">
        <text:list-item>
          <text:p text:style-name="P5"><text:span text:style-name="Emphasis">Solution</text:span>: Conducted dependency analysis to identify key modules and used API Gateway to expose services, ensuring backward compatibility during the transition.</text:p>
        </text:list-item>
        <text:list-item>
          <text:p text:style-name="P6"><text:soft-page-break/><text:span text:style-name="T3">T</text:span>he migration reduced server costs by 30% due to on-demand resource scaling. It also improved application uptime from 95% to 99.9% by leveraging AWS's reliable infrastructure.</text:p>
        </text:list-item>
      </text:list>
      <text:list xml:id="list65030516" text:style-name="L5">
        <text:list-header>
          <text:p text:style-name="P7"><text:span text:style-name="Strong_20_Emphasis"/></text:p>
          <text:p text:style-name="P7"><text:span text:style-name="Strong_20_Emphasis">Project 2: CI/CD Automation</text:span></text:p>
        </text:list-header>
      </text:list>
      <text:list xml:id="list3744347013" text:style-name="L6">
        <text:list-item>
          <text:p text:style-name="P9">"I also worked on automating the code deployment process for our applications by implementing a CI/CD pipeline using AWS CodePipeline, CodeBuild, and CodeDeploy.</text:p>
        </text:list-item>
        <text:list-item>
          <text:p text:style-name="P9"><text:s/>The goal was to reduce manual intervention, ensure faster deployments, and maintain consistent build quality across environments."</text:p>
        </text:list-item>
        <text:list-item>
          <text:p text:style-name="P8">"I configured a CI/CD pipeline using AWS CodePipeline. CodeBuild was used for automated builds, CodeDeploy for zero-downtime deployments, and CloudFormation templates for infrastructure as code."</text:p>
        </text:list-item>
      </text:list>
      <text:list xml:id="list4005826961" text:style-name="L7">
        <text:list-item>
          <text:p text:style-name="P10">"I integrated GitHub as the source repository and ensured role-based access with IAM policies to enhance security. </text:p>
        </text:list-item>
        <text:list-item>
          <text:p text:style-name="P10">I also introduced pre-deployment and post-deployment validations to catch errors early."</text:p>
        </text:list-item>
        <text:list-item>
          <text:p text:style-name="P11"><text:span text:style-name="Emphasis">Challenge</text:span>: Ensuring the pipeline handled rollbacks seamlessly in case of deployment failures.</text:p>
        </text:list-item>
      </text:list>
      <text:list xml:id="list4072086887" text:style-name="L8">
        <text:list-item>
          <text:p text:style-name="P12"><text:span text:style-name="Emphasis">Solution</text:span>: Configured CodeDeploy with lifecycle hooks and implemented monitoring with CloudWatch to detect and revert failed deployments automatically.</text:p>
        </text:list-item>
        <text:list-item>
          <text:p text:style-name="P12">The automated pipeline reduced deployment times from 2 hours to 15 minutes, resulting in faster feature releases and enhanced developer productivity.</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9T00:02:31.198658890</meta:creation-date>
    <meta:editing-duration>P6DT12H41M42S</meta:editing-duration>
    <meta:editing-cycles>2</meta:editing-cycles>
    <meta:generator>LibreOffice/7.3.7.2$Linux_X86_64 LibreOffice_project/30$Build-2</meta:generator>
    <dc:date>2025-01-04T12:58:07.380689415</dc:date>
    <meta:document-statistic meta:table-count="0" meta:image-count="0" meta:object-count="0" meta:page-count="2" meta:paragraph-count="29" meta:word-count="640" meta:character-count="4319" meta:non-whitespace-character-count="3717"/>
  </office:meta>
</office:document-meta>
</file>